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officeooo:rsid="000c7ffb" officeooo:paragraph-rsid="000c7ffb"/>
    </style:style>
    <style:style style:name="P2" style:family="paragraph" style:parent-style-name="Standard">
      <style:text-properties officeooo:rsid="000c7ffb" officeooo:paragraph-rsid="0013cba9"/>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officeooo:rsid="0019fda2" officeooo:paragraph-rsid="0013cba9" style:font-weight-asian="bold" style:font-weight-complex="bold"/>
    </style:style>
    <style:style style:name="P4" style:family="paragraph" style:parent-style-name="Standard">
      <style:text-properties officeooo:rsid="00112b58" officeooo:paragraph-rsid="0013cba9"/>
    </style:style>
    <style:style style:name="P5" style:family="paragraph" style:parent-style-name="Standard">
      <style:text-properties officeooo:rsid="0013cba9" officeooo:paragraph-rsid="0013cba9"/>
    </style:style>
    <style:style style:name="P6" style:family="paragraph" style:parent-style-name="Standard">
      <style:text-properties fo:font-weight="bold" officeooo:rsid="0013cba9" officeooo:paragraph-rsid="0013cba9" style:font-weight-asian="bold" style:font-weight-complex="bold"/>
    </style:style>
    <style:style style:name="P7" style:family="paragraph" style:parent-style-name="Standard">
      <style:paragraph-properties fo:text-align="start" style:justify-single-word="false"/>
      <style:text-properties fo:font-weight="bold" officeooo:rsid="0019fda2" officeooo:paragraph-rsid="0013cba9" style:font-weight-asian="bold" style:font-weight-complex="bold"/>
    </style:style>
    <style:style style:name="P8" style:family="paragraph" style:parent-style-name="Standard">
      <style:text-properties style:text-underline-style="none" officeooo:rsid="0013cba9" officeooo:paragraph-rsid="0013cba9"/>
    </style:style>
    <style:style style:name="P9" style:family="paragraph" style:parent-style-name="Standard">
      <style:paragraph-properties fo:text-align="start" style:justify-single-word="false"/>
      <style:text-properties style:text-underline-style="none" fo:font-weight="bold" officeooo:rsid="0019fda2" officeooo:paragraph-rsid="0013cba9" style:font-weight-asian="bold" style:font-weight-complex="bold"/>
    </style:style>
    <style:style style:name="P10" style:family="paragraph" style:parent-style-name="Standard">
      <style:paragraph-properties fo:text-align="start" style:justify-single-word="false"/>
      <style:text-properties style:text-underline-style="none" fo:font-weight="bold" officeooo:rsid="0013cba9" officeooo:paragraph-rsid="0013cba9" style:font-weight-asian="bold" style:font-weight-complex="bold"/>
    </style:style>
    <style:style style:name="P11" style:family="paragraph" style:parent-style-name="Standard">
      <style:paragraph-properties fo:text-align="start" style:justify-single-word="false"/>
      <style:text-properties style:text-underline-style="none" fo:font-weight="normal" officeooo:rsid="00112b58" officeooo:paragraph-rsid="0013cba9"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19fda2" officeooo:paragraph-rsid="0013cba9"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144ad4" officeooo:paragraph-rsid="00144ad4"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144ad4" officeooo:paragraph-rsid="00159ebc"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18b3e7" officeooo:paragraph-rsid="0018b3e7"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1a1863" officeooo:paragraph-rsid="001a1863" style:font-weight-asian="normal" style:font-weight-complex="normal"/>
    </style:style>
    <style:style style:name="P17"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9fda2" officeooo:paragraph-rsid="0013cba9" style:font-size-asian="18pt" style:font-weight-asian="bold" style:font-size-complex="18pt" style:font-weight-complex="bold"/>
    </style:style>
    <style:style style:name="P18" style:family="paragraph" style:parent-style-name="Standard">
      <style:text-properties fo:font-weight="bold" officeooo:rsid="0013cba9" officeooo:paragraph-rsid="0013cba9" style:font-weight-asian="bold" style:font-weight-complex="bold"/>
    </style:style>
    <style:style style:name="P19" style:family="paragraph" style:parent-style-name="Standard">
      <style:text-properties fo:font-weight="bold" officeooo:rsid="003c78fa" officeooo:paragraph-rsid="003c78fa" style:font-weight-asian="bold" style:font-weight-complex="bold"/>
    </style:style>
    <style:style style:name="P20" style:family="paragraph" style:parent-style-name="Standard">
      <style:paragraph-properties fo:text-align="start" style:justify-single-word="false"/>
      <style:text-properties style:text-underline-style="none" fo:font-weight="normal" officeooo:rsid="001a1863" officeooo:paragraph-rsid="001a1863"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1a1863" officeooo:paragraph-rsid="001c2eb5" style:font-weight-asian="normal" style:font-weight-complex="normal"/>
    </style:style>
    <style:style style:name="P22" style:family="paragraph" style:parent-style-name="Standard">
      <style:paragraph-properties fo:text-align="start" style:justify-single-word="false"/>
      <style:text-properties style:text-underline-style="none" fo:font-weight="normal" officeooo:rsid="001a1863" officeooo:paragraph-rsid="001d0045" style:font-weight-asian="normal" style:font-weight-complex="normal"/>
    </style:style>
    <style:style style:name="P23" style:family="paragraph" style:parent-style-name="Standard">
      <style:paragraph-properties fo:text-align="start" style:justify-single-word="false"/>
      <style:text-properties style:text-underline-style="none" fo:font-weight="normal" officeooo:rsid="001a1863" officeooo:paragraph-rsid="002a4b34" style:font-weight-asian="normal" style:font-weight-complex="normal"/>
    </style:style>
    <style:style style:name="P24" style:family="paragraph" style:parent-style-name="Standard">
      <style:paragraph-properties fo:text-align="start" style:justify-single-word="false"/>
      <style:text-properties style:text-underline-style="none" fo:font-weight="normal" officeooo:rsid="0018b3e7" officeooo:paragraph-rsid="001a1863"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018b3e7" officeooo:paragraph-rsid="001c2eb5" style:font-weight-asian="normal" style:font-weight-complex="normal"/>
    </style:style>
    <style:style style:name="P26" style:family="paragraph" style:parent-style-name="Standard">
      <style:paragraph-properties fo:text-align="start" style:justify-single-word="false"/>
      <style:text-properties style:text-underline-style="none" fo:font-weight="normal" officeooo:rsid="001c2eb5" officeooo:paragraph-rsid="001c2eb5" style:font-weight-asian="normal" style:font-weight-complex="normal"/>
    </style:style>
    <style:style style:name="P27" style:family="paragraph" style:parent-style-name="Standard">
      <style:paragraph-properties fo:text-align="start" style:justify-single-word="false"/>
      <style:text-properties style:text-underline-style="none" fo:font-weight="normal" officeooo:rsid="001c2eb5" officeooo:paragraph-rsid="0025a1ea" style:font-weight-asian="normal" style:font-weight-complex="normal"/>
    </style:style>
    <style:style style:name="P28" style:family="paragraph" style:parent-style-name="Standard">
      <style:paragraph-properties fo:text-align="start" style:justify-single-word="false"/>
      <style:text-properties style:text-underline-style="none" fo:font-weight="normal" officeooo:rsid="001c2eb5" officeooo:paragraph-rsid="00279ada" style:font-weight-asian="normal" style:font-weight-complex="normal"/>
    </style:style>
    <style:style style:name="P29" style:family="paragraph" style:parent-style-name="Standard">
      <style:paragraph-properties fo:text-align="start" style:justify-single-word="false"/>
      <style:text-properties style:text-underline-style="none" fo:font-weight="normal" officeooo:rsid="001c2eb5" officeooo:paragraph-rsid="0035ecd1" style:font-weight-asian="normal" style:font-weight-complex="normal"/>
    </style:style>
    <style:style style:name="P30" style:family="paragraph" style:parent-style-name="Standard">
      <style:paragraph-properties fo:text-align="start" style:justify-single-word="false"/>
      <style:text-properties style:text-underline-style="none" fo:font-weight="normal" officeooo:rsid="001d0045" officeooo:paragraph-rsid="001ec539" style:font-weight-asian="normal" style:font-weight-complex="normal"/>
    </style:style>
    <style:style style:name="P31" style:family="paragraph" style:parent-style-name="Standard">
      <style:paragraph-properties fo:text-align="start" style:justify-single-word="false"/>
      <style:text-properties style:text-underline-style="none" fo:font-weight="normal" officeooo:rsid="001ec539" officeooo:paragraph-rsid="001fe17a" style:font-weight-asian="normal" style:font-weight-complex="normal"/>
    </style:style>
    <style:style style:name="P32" style:family="paragraph" style:parent-style-name="Standard">
      <style:paragraph-properties fo:text-align="start" style:justify-single-word="false"/>
      <style:text-properties style:text-underline-style="none" fo:font-weight="normal" officeooo:rsid="001ec539" officeooo:paragraph-rsid="00214fe8" style:font-weight-asian="normal" style:font-weight-complex="normal"/>
    </style:style>
    <style:style style:name="P33" style:family="paragraph" style:parent-style-name="Standard">
      <style:paragraph-properties fo:text-align="start" style:justify-single-word="false"/>
      <style:text-properties style:text-underline-style="none" fo:font-weight="normal" officeooo:rsid="00214fe8" officeooo:paragraph-rsid="00214fe8" style:font-weight-asian="normal" style:font-weight-complex="normal"/>
    </style:style>
    <style:style style:name="P34" style:family="paragraph" style:parent-style-name="Standard">
      <style:paragraph-properties fo:text-align="start" style:justify-single-word="false"/>
      <style:text-properties style:text-underline-style="none" fo:font-weight="normal" officeooo:rsid="00214fe8" officeooo:paragraph-rsid="00235ec8" style:font-weight-asian="normal" style:font-weight-complex="normal"/>
    </style:style>
    <style:style style:name="P35" style:family="paragraph" style:parent-style-name="Standard">
      <style:paragraph-properties fo:text-align="start" style:justify-single-word="false"/>
      <style:text-properties style:text-underline-style="none" fo:font-weight="normal" officeooo:rsid="00214fe8" officeooo:paragraph-rsid="002a4b34" style:font-weight-asian="normal" style:font-weight-complex="normal"/>
    </style:style>
    <style:style style:name="P36" style:family="paragraph" style:parent-style-name="Standard">
      <style:paragraph-properties fo:text-align="start" style:justify-single-word="false"/>
      <style:text-properties style:text-underline-style="none" fo:font-weight="normal" officeooo:rsid="00235ec8" officeooo:paragraph-rsid="00235ec8" style:font-weight-asian="normal" style:font-weight-complex="normal"/>
    </style:style>
    <style:style style:name="P37" style:family="paragraph" style:parent-style-name="Standard">
      <style:paragraph-properties fo:text-align="start" style:justify-single-word="false"/>
      <style:text-properties style:text-underline-style="none" fo:font-weight="normal" officeooo:rsid="002a4b34" officeooo:paragraph-rsid="002ad650" style:font-weight-asian="normal" style:font-weight-complex="normal"/>
    </style:style>
    <style:style style:name="P38" style:family="paragraph" style:parent-style-name="Standard">
      <style:paragraph-properties fo:text-align="start" style:justify-single-word="false"/>
      <style:text-properties style:text-underline-style="none" fo:font-weight="normal" officeooo:rsid="002f3638" officeooo:paragraph-rsid="002f3638" style:font-weight-asian="normal" style:font-weight-complex="normal"/>
    </style:style>
    <style:style style:name="P39" style:family="paragraph" style:parent-style-name="Standard">
      <style:paragraph-properties fo:text-align="start" style:justify-single-word="false"/>
      <style:text-properties style:text-underline-style="none" fo:font-weight="normal" officeooo:rsid="00300b4f" officeooo:paragraph-rsid="00300b4f" style:font-weight-asian="normal" style:font-weight-complex="normal"/>
    </style:style>
    <style:style style:name="P40" style:family="paragraph" style:parent-style-name="Standard">
      <style:paragraph-properties fo:text-align="start" style:justify-single-word="false"/>
      <style:text-properties style:text-underline-style="none" fo:font-weight="normal" officeooo:rsid="00341733" officeooo:paragraph-rsid="00341733" style:font-weight-asian="normal" style:font-weight-complex="normal"/>
    </style:style>
    <style:style style:name="P41" style:family="paragraph" style:parent-style-name="Standard">
      <style:paragraph-properties fo:text-align="start" style:justify-single-word="false"/>
      <style:text-properties style:text-underline-style="none" fo:font-weight="normal" officeooo:rsid="00341733" officeooo:paragraph-rsid="0034ffe5" style:font-weight-asian="normal" style:font-weight-complex="normal"/>
    </style:style>
    <style:style style:name="P42" style:family="paragraph" style:parent-style-name="Standard">
      <style:paragraph-properties fo:text-align="start" style:justify-single-word="false"/>
      <style:text-properties style:text-underline-style="none" fo:font-weight="normal" officeooo:rsid="0034ffe5" officeooo:paragraph-rsid="0034ffe5" style:font-weight-asian="normal" style:font-weight-complex="normal"/>
    </style:style>
    <style:style style:name="P43" style:family="paragraph" style:parent-style-name="Standard">
      <style:paragraph-properties fo:text-align="start" style:justify-single-word="false"/>
      <style:text-properties style:text-underline-style="none" fo:font-weight="normal" officeooo:rsid="0034ffe5" officeooo:paragraph-rsid="0035094f" style:font-weight-asian="normal" style:font-weight-complex="normal"/>
    </style:style>
    <style:style style:name="P44" style:family="paragraph" style:parent-style-name="Standard">
      <style:paragraph-properties fo:text-align="start" style:justify-single-word="false"/>
      <style:text-properties style:text-underline-style="none" fo:font-weight="normal" officeooo:rsid="0035094f" officeooo:paragraph-rsid="0035094f" style:font-weight-asian="normal" style:font-weight-complex="normal"/>
    </style:style>
    <style:style style:name="P45" style:family="paragraph" style:parent-style-name="Standard">
      <style:paragraph-properties fo:text-align="start" style:justify-single-word="false"/>
      <style:text-properties style:text-underline-style="none" fo:font-weight="normal" officeooo:rsid="0035ecd1" officeooo:paragraph-rsid="0035ecd1" style:font-weight-asian="normal" style:font-weight-complex="normal"/>
    </style:style>
    <style:style style:name="P46" style:family="paragraph" style:parent-style-name="Standard">
      <style:paragraph-properties fo:text-align="start" style:justify-single-word="false"/>
      <style:text-properties style:text-underline-style="none" fo:font-weight="normal" officeooo:rsid="0035ecd1" officeooo:paragraph-rsid="00377f93" style:font-weight-asian="normal" style:font-weight-complex="normal"/>
    </style:style>
    <style:style style:name="P47" style:family="paragraph" style:parent-style-name="Standard">
      <style:paragraph-properties fo:text-align="start" style:justify-single-word="false"/>
      <style:text-properties style:text-underline-style="none" fo:font-weight="normal" officeooo:rsid="003ec09b" officeooo:paragraph-rsid="003ec09b" style:font-weight-asian="normal" style:font-weight-complex="normal"/>
    </style:style>
    <style:style style:name="P48" style:family="paragraph" style:parent-style-name="Standard">
      <style:paragraph-properties fo:text-align="start" style:justify-single-word="false"/>
      <style:text-properties style:text-underline-style="none" fo:font-weight="bold" officeooo:rsid="0019fda2" officeooo:paragraph-rsid="003ec09b" style:font-weight-asian="bold" style:font-weight-complex="bold"/>
    </style:style>
    <style:style style:name="P49" style:family="paragraph" style:parent-style-name="Standard">
      <style:text-properties fo:font-weight="normal" officeooo:rsid="002f3638" officeooo:paragraph-rsid="002f3638" style:font-weight-asian="normal" style:font-weight-complex="normal"/>
    </style:style>
    <style:style style:name="P50" style:family="paragraph" style:parent-style-name="Standard">
      <style:text-properties fo:font-weight="normal" officeooo:rsid="003a4051" officeooo:paragraph-rsid="003a4051" style:font-weight-asian="normal" style:font-weight-complex="normal"/>
    </style:style>
    <style:style style:name="P51" style:family="paragraph" style:parent-style-name="Standard">
      <style:text-properties fo:font-weight="normal" officeooo:rsid="003a4e11" officeooo:paragraph-rsid="003a4e11" style:font-weight-asian="normal" style:font-weight-complex="normal"/>
    </style:style>
    <style:style style:name="P52" style:family="paragraph" style:parent-style-name="Standard">
      <style:text-properties fo:font-weight="normal" officeooo:rsid="003bc5ce" officeooo:paragraph-rsid="003bc5ce" style:font-weight-asian="normal" style:font-weight-complex="normal"/>
    </style:style>
    <style:style style:name="P53" style:family="paragraph" style:parent-style-name="Standard">
      <style:text-properties fo:font-weight="normal" officeooo:rsid="003bc5ce" officeooo:paragraph-rsid="003e1b48" style:font-weight-asian="normal" style:font-weight-complex="normal"/>
    </style:style>
    <style:style style:name="P54" style:family="paragraph" style:parent-style-name="Standard">
      <style:text-properties fo:font-weight="normal" officeooo:rsid="003c78fa" officeooo:paragraph-rsid="003c78fa" style:font-weight-asian="normal" style:font-weight-complex="normal"/>
    </style:style>
    <style:style style:name="P55" style:family="paragraph" style:parent-style-name="Standard">
      <style:text-properties fo:font-weight="normal" officeooo:rsid="003d03a6" officeooo:paragraph-rsid="003d03a6" style:font-weight-asian="normal" style:font-weight-complex="normal"/>
    </style:style>
    <style:style style:name="T1" style:family="text">
      <style:text-properties officeooo:rsid="0013cba9"/>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3cba9"/>
    </style:style>
    <style:style style:name="T4" style:family="text">
      <style:text-properties officeooo:rsid="00159ebc"/>
    </style:style>
    <style:style style:name="T5" style:family="text">
      <style:text-properties officeooo:rsid="001c2eb5"/>
    </style:style>
    <style:style style:name="T6" style:family="text">
      <style:text-properties officeooo:rsid="001a1863"/>
    </style:style>
    <style:style style:name="T7" style:family="text">
      <style:text-properties officeooo:rsid="001d0045"/>
    </style:style>
    <style:style style:name="T8" style:family="text">
      <style:text-properties officeooo:rsid="001ec539"/>
    </style:style>
    <style:style style:name="T9" style:family="text">
      <style:text-properties officeooo:rsid="00214fe8"/>
    </style:style>
    <style:style style:name="T10" style:family="text">
      <style:text-properties officeooo:rsid="0022b018"/>
    </style:style>
    <style:style style:name="T11" style:family="text">
      <style:text-properties officeooo:rsid="0024ca70"/>
    </style:style>
    <style:style style:name="T12" style:family="text">
      <style:text-properties officeooo:rsid="002a4b34"/>
    </style:style>
    <style:style style:name="T13" style:family="text">
      <style:text-properties officeooo:rsid="002ad650"/>
    </style:style>
    <style:style style:name="T14" style:family="text">
      <style:text-properties officeooo:rsid="002f3638"/>
    </style:style>
    <style:style style:name="T15" style:family="text">
      <style:text-properties officeooo:rsid="0034ffe5"/>
    </style:style>
    <style:style style:name="T16" style:family="text">
      <style:text-properties officeooo:rsid="0035094f"/>
    </style:style>
    <style:style style:name="T17" style:family="text">
      <style:text-properties officeooo:rsid="0035ecd1"/>
    </style:style>
    <style:style style:name="T18" style:family="text">
      <style:text-properties officeooo:rsid="00377f93"/>
    </style:style>
    <style:style style:name="T19" style:family="text">
      <style:text-properties officeooo:rsid="0037a2cb"/>
    </style:style>
    <style:style style:name="T20" style:family="text">
      <style:text-properties officeooo:rsid="00391a33"/>
    </style:style>
    <style:style style:name="T21" style:family="text">
      <style:text-properties officeooo:rsid="003d01d3"/>
    </style:style>
    <style:style style:name="T22" style:family="text">
      <style:text-properties officeooo:rsid="003e1b4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Formative Assignment</text:p>
      <text:p text:style-name="P1"/>
      <text:p text:style-name="P3">Exercise 1:</text:p>
      <text:p text:style-name="P6">Answer:</text:p>
      <text:p text:style-name="P2"><text:span text:style-name="T1">a) </text:span>4^13 = <text:span text:style-name="T1">4^10 * 4^3= (1) * 64 (MOD 11), 64 – 55 = </text:span><text:span text:style-name="T3">9 MOD 11</text:span></text:p>
      <text:p text:style-name="P8">b) 3^3 = 27 = 27 – 22 = <text:span text:style-name="T2">5 MOD 11</text:span></text:p>
      <text:p text:style-name="P8">c) 5^12 = 5^10 * 5^2 = 1 * 25 = 25 – 22 = <text:span text:style-name="T2">3 MOD 11</text:span></text:p>
      <text:p text:style-name="P8">d)10^-10 = 1/(10^10) = 1/1(MOD 11) = <text:span text:style-name="T2">1 MOD 11</text:span></text:p>
      <text:p text:style-name="P7">Further Explanation:</text:p>
      <text:p text:style-name="P5">Fermat’s little theorem is Euler’s Theorum for prime numbers, the result of these exercises is gained by reducing these large number using said algorithm <text:span text:style-name="T4">as 11 is prime</text:span></text:p>
      <text:p text:style-name="P4"/>
      <text:p text:style-name="P3">Exercise <text:span text:style-name="T1">2</text:span>:</text:p>
      <text:p text:style-name="P10">Answer:</text:p>
      <text:p text:style-name="P12">(a) p = 7, q = 11, e = 67, M = 75</text:p>
      <text:p text:style-name="P13">N = p * q = <text:s/>7 * 11 = 77</text:p>
      <text:p text:style-name="P13">phi(N) = (p – 1)*(q - 1) = 6 * 10 = 60</text:p>
      <text:p text:style-name="P24">gcd(e, phi) = alpha * e + beta * phi = 1</text:p>
      <text:p text:style-name="P25">gcd(e, phi) = -<text:span text:style-name="T5">17</text:span> * e + <text:span text:style-name="T5">19</text:span> * phi = 1 <text:span text:style-name="T5">(MOD 60)</text:span></text:p>
      <text:p text:style-name="P26"><text:span text:style-name="T8">d = </text:span>e^-1 = -17 = 43 (MOD 60)</text:p>
      <text:p text:style-name="P26"><text:span text:style-name="T6">SK = </text:span>d = 43</text:p>
      <text:p text:style-name="P26"/>
      <text:p text:style-name="P21">c = m^e mod N</text:p>
      <text:p text:style-name="P22">c = <text:span text:style-name="T5">75</text:span>^<text:span text:style-name="T5">67</text:span> MOD <text:span text:style-name="T5">77 = (75^60)* (75^7) = </text:span></text:p>
      <text:p text:style-name="P22"><text:span text:style-name="T7">Using Euler’s you get: 1 * 75^7 = 75^7</text:span></text:p>
      <text:p text:style-name="P30">75 – 77 = -2 hence (-2^7) = -128 (MOD 77) = - 51 (MOD 77)= <text:span text:style-name="T8">26 </text:span>(MOD 77)</text:p>
      <text:p text:style-name="P36">C<text:span text:style-name="T11">iph</text:span> = <text:span text:style-name="T8">26</text:span></text:p>
      <text:p text:style-name="P22"/>
      <text:p text:style-name="P26"><text:span text:style-name="T8">p</text:span> = <text:span text:style-name="T7">c^</text:span>d<text:span text:style-name="T6"> mod N</text:span></text:p>
      <text:p text:style-name="P31">p = 26^43 <text:s/><text:span text:style-name="T6">MOD 77 </text:span>= (13 * 2)^4<text:span text:style-name="T9">3</text:span> <text:span text:style-name="T7">(MOD 77) </text:span>= 13^4<text:span text:style-name="T9">3</text:span> * 2^4<text:span text:style-name="T9">3</text:span> <text:span text:style-name="T7">(MOD 77)</text:span> = <text:s/></text:p>
      <text:p text:style-name="P31">-64^4<text:span text:style-name="T9">3</text:span> * 2^4<text:span text:style-name="T9">3</text:span> <text:span text:style-name="T7">(MOD 77)= -8^86 * 2^43 (MOD 77) = </text:span></text:p>
      <text:p text:style-name="P32"><text:span text:style-name="T7">-8^26 * -8^60 * 2^43 (MOD 77) =</text:span></text:p>
      <text:p text:style-name="P32"><text:span text:style-name="T7">Using Euler’s you get: -8^26 * 2^43 (MOD 77) =</text:span></text:p>
      <text:p text:style-name="P32">-<text:span text:style-name="T9">(2^3)^26 * 2^43 (MOD 77) = -2^78 * 2^43 (MOD 77) = -2^121 (MOD 77)</text:span></text:p>
      <text:p text:style-name="P34"><text:span text:style-name="T7">Using Euler’s </text:span>twice<text:span text:style-name="T7"> you get: -</text:span>2 ^ <text:span text:style-name="T10">1(MOD 77) = -2 (MOD 77) = 75 = M</text:span></text:p>
      <text:p text:style-name="P34"><text:span text:style-name="T11">Plain= 75</text:span></text:p>
      <text:p text:style-name="P33"/>
      <text:p text:style-name="P25"/>
      <text:p text:style-name="P12"/>
      <text:p text:style-name="P12">(b) p = 5, q = 13, e = 35, M = 54</text:p>
      <text:p text:style-name="P14">N = p * q = <text:s/><text:span text:style-name="T4">5</text:span> * 1<text:span text:style-name="T4">3</text:span> = <text:span text:style-name="T4">65</text:span></text:p>
      <text:p text:style-name="P16">PK(N, e) = (65, 35)</text:p>
      <text:p text:style-name="P14">phi(N) = (p – 1)*(q - 1) = <text:span text:style-name="T4">4</text:span> * 1<text:span text:style-name="T4">2</text:span> = <text:span text:style-name="T4">48</text:span></text:p>
      <text:p text:style-name="P15">gcd(e, phi) = alpha * e + beta * phi = 1</text:p>
      <text:p text:style-name="P15">gcd(e, phi) = -8 * 35 + 11 * 48 = 1, Hence </text:p>
      <text:p text:style-name="P15">35^-1 (MOD 48) = 11 (MOD 48) </text:p>
      <text:p text:style-name="P15"><text:soft-page-break/>d = e^1 MOD phi, Hence</text:p>
      <text:p text:style-name="P15">d = 11 (MOD 48)</text:p>
      <text:p text:style-name="P16">SK = d = 11 (MOD 48)</text:p>
      <text:p text:style-name="P16"/>
      <text:p text:style-name="P16">c = m^e mod N</text:p>
      <text:p text:style-name="P23">c = 54^35 MOD 65 = <text:span text:style-name="T12">(2^35) * (27^35) (</text:span>MOD 65<text:span text:style-name="T12">) =</text:span></text:p>
      <text:p text:style-name="P37">(2^35) * <text:span text:style-name="T13">(3^3)</text:span>^<text:span text:style-name="T13">35</text:span>(<text:span text:style-name="T6">MOD 65</text:span>) <text:span text:style-name="T13">= </text:span>(2^35) * 3^105 (<text:span text:style-name="T6">MOD 65</text:span>)</text:p>
      <text:p text:style-name="P35"><text:span text:style-name="T7">Using Euler’s </text:span>twice<text:span text:style-name="T7"> you get: (2^35) * (3^9) (MOD 65) = </text:span></text:p>
      <text:p text:style-name="P40">2^35 *<text:span text:style-name="T7"> </text:span>3 * <text:span text:style-name="T7">(3^</text:span>4<text:span text:style-name="T7">) * </text:span>(3 ^ 4)<text:span text:style-name="T7"> (MOD 65) </text:span>= </text:p>
      <text:p text:style-name="P40">2^35 *<text:span text:style-name="T7"> </text:span>3 * 81 <text:span text:style-name="T7">* </text:span>81<text:span text:style-name="T7"> (MOD 65) </text:span></text:p>
      <text:p text:style-name="P40">Use the modulus two times to output:</text:p>
      <text:p text:style-name="P40">2^35 * 3 * 16 * 16 <text:span text:style-name="T7">(MOD 65) </text:span>= 2^35 * 3 * 2^4 * 2^4 <text:span text:style-name="T7">(MOD 65) </text:span>=</text:p>
      <text:p text:style-name="P40">2^35 * 3 * 2^8 <text:span text:style-name="T7">(MOD 65) </text:span>= 2^35 * 3 * 256 <text:span text:style-name="T7">(MOD 65) </text:span>=</text:p>
      <text:p text:style-name="P43">256 – 195 (65 * 3) = 61 </text:p>
      <text:p text:style-name="P43"><text:span text:style-name="T16">2^35 * 3 * 61 (MOD 65) = 2^35 * 183 (MOD 65) = <text:s/></text:span>183 – 130 (65 * 2) = 53</text:p>
      <text:p text:style-name="P41">2^35 * <text:s/><text:span text:style-name="T15">53 (MOD 65) = (2^7)^5 * 53 (MOD 65) = 128 = -2 (MOD 65) =</text:span></text:p>
      <text:p text:style-name="P42">53 = -12 (MOD 65) = (-2)^5 * -12 (MOD 65) = (-2) ^ 5 <text:span text:style-name="T16">= -32</text:span></text:p>
      <text:p text:style-name="P43">-<text:span text:style-name="T16">32 * -12 = 320 + 64 = 384 </text:span>(MOD 65) = <text:span text:style-name="T16">384 – 390 (65 * 6) = - 6 (MOD 65) =</text:span></text:p>
      <text:p text:style-name="P44">65 – 6 = 59 <text:span text:style-name="T15">(MOD 65)</text:span></text:p>
      <text:p text:style-name="P44">C = 59 <text:span text:style-name="T15">(MOD 65)</text:span></text:p>
      <text:p text:style-name="P38"><text:span text:style-name="T19">Ciph = </text:span>59</text:p>
      <text:p text:style-name="P16"/>
      <text:p text:style-name="P27"><text:span text:style-name="T8">p</text:span> = <text:span text:style-name="T7">c^</text:span>d<text:span text:style-name="T6"> mod N</text:span></text:p>
      <text:p text:style-name="P28"><text:span text:style-name="T8">p</text:span> = <text:span text:style-name="T14">59^11 MOD 65 =</text:span></text:p>
      <text:p text:style-name="P29"><text:span text:style-name="T16">(</text:span>-<text:span text:style-name="T16">6)^11 (MOD 65) <text:s/>= (-2 * 3)^11 (MOD 65) = -2^11 * 3^11 (MOD 65) =</text:span></text:p>
      <text:p text:style-name="P29">-<text:span text:style-name="T17">2^3 * 2^8 * 3^3 * 3^4 * 3^4 (MOD 65) = -8 * 256 * 27 * 81 * 81 (MOD 65) =</text:span></text:p>
      <text:p text:style-name="P45">-8 * 61 * 27 * 16 * 16 <text:span text:style-name="T15">(MOD 65) = </text:span>-8 * -4 * 27 * 16 * 16 <text:span text:style-name="T15">(MOD 65) </text:span>=</text:p>
      <text:p text:style-name="P45">32 * 27 * 16 * 16 (MOD 65) = 2^13 * 3^3 <text:s/><text:span text:style-name="T15">(MOD 65) </text:span>=</text:p>
      <text:p text:style-name="P45">2^8 * 2^5 * 3^3 <text:span text:style-name="T15">(MOD 65) </text:span>= 16 * 2^5 * 3^3 <text:span text:style-name="T15">(MOD 65) </text:span>=</text:p>
      <text:p text:style-name="P46">2^4 * 2^5 = 2^9 * 3^3 <text:span text:style-name="T15">(MOD 65) </text:span>= 512 – <text:span text:style-name="T18">520 = -8 * 3^3 (MOD 65) =</text:span></text:p>
      <text:p text:style-name="P46">-<text:span text:style-name="T18">8 * 27 = 216 – 195 (65 * 3) = -9 (MOD 65) = 54 (MOD 65) = M</text:span></text:p>
      <text:p text:style-name="P39"><text:span text:style-name="T18">Plain = </text:span>54 </text:p>
      <text:p text:style-name="P11"/>
      <text:p text:style-name="P9">Further Explanation:</text:p>
      <text:p text:style-name="P47">Euler’s was used when possible although this was particularly difficult for the decryption of b)</text:p>
      <text:p text:style-name="P9"/>
      <text:p text:style-name="P3">Exercise <text:span text:style-name="T1">3</text:span>:</text:p>
      <text:p text:style-name="P6">Answer:</text:p>
      <text:p text:style-name="P49">a) <text:span text:style-name="T20">In order to decrypt the message the private key d is needed, this can not be initially found as it’s derivation uses extended Euclidean which needs the value of Phi(N). This value is not obtainable in a realistic time frame due to the usual length of N being too long. If N is particularly small it would be trivial to find these prime factors whoeve I have worked under the assumption that this is not the case. Instead, a common modulus attack can be implimented, this involves Eve taking the two ciphertexts of Alice and Bob, finding the GCD of the two exponents eA and eB (Which is only because N is the same) to receive two </text:span><text:soft-page-break/><text:span text:style-name="T20">outputs exponents, x and y. Then cA is raised to x before being timesed with cB to the power of y. This leads to the equation:</text:span></text:p>
      <text:p text:style-name="P50">((cA)^x) * ((cB)^y) == ((MeA)^x) * <text:s/>((MeB)^y)</text:p>
      <text:p text:style-name="P50">and hence by simplifying this equation we output</text:p>
      <text:p text:style-name="P50">M^(eA*x + eB * y), when using the extended Euclidean we know </text:p>
      <text:p text:style-name="P50">eA*x + eB * y = 1 so M can be found by inputting previously achieved variables</text:p>
      <text:p text:style-name="P50"/>
      <text:p text:style-name="P49">b)</text:p>
      <text:p text:style-name="P53"><text:span text:style-name="T22">An implimentation in python was completed instead of using cocalc but you may find the testing I did at:</text:span></text:p>
      <text:p text:style-name="P51"><text:a xlink:type="simple" xlink:href="https://cocalc.com/projects/e45c742d-d44b-4fb2-8f47-de9ba8c65f76/files/Part%202.sagews?session=default" text:style-name="Internet_20_link" text:visited-style-name="Visited_20_Internet_20_Link">https://cocalc.com/projects/e45c742d-d44b-4fb2-8f47-de9ba8c65f76/files/Part%202.sagews?session=default</text:a></text:p>
      <text:p text:style-name="P52">I have attempted to add Hasan as a collaborator, please let me know if anything else is needed <text:span text:style-name="T22">but the code below should be sufficient. The steps were used from part a) but the only difference is that the negative value for x meant that an inversion was needed, attempts were made to automate this depending on whether x or y was negative but issues occurred so it was completed manually.</text:span></text:p>
      <text:p text:style-name="P55">M = 1241284880241822245031350316995316509613760031105566488758549213410379930768454638388105627962603033792604848852231910514447243725489419608385858883735979314364859728491299260062917200230440025398527707702850295624884577127897107255287191960914532074227602971007475556486214187806225594131456395882122963770810290613577965251307069511057382696768233468670233045728589973715388024931195704831783334623721062756711756350120344089464621935361024119741178566435368539009948622626793857657155673701127355633007181134673038573037510656910655350038503632683840012771185561459530291941543524137687560199607394816363851431902</text:p>
      <text:p text:style-name="P55"/>
      <text:p text:style-name="P19">Code <text:span text:style-name="T21">Implimented (Python):</text:span></text:p>
      <text:p text:style-name="P54">#!/usr/bin/env python3</text:p>
      <text:p text:style-name="P54"># -*- coding: utf-8 -*-</text:p>
      <text:p text:style-name="P54"/>
      <text:p text:style-name="P54">def extendedeuc(a,b):</text:p>
      <text:p text:style-name="P54"><text:s text:c="4"/>r = 0</text:p>
      <text:p text:style-name="P54"><text:s text:c="4"/>q = 0</text:p>
      <text:p text:style-name="P54"><text:s text:c="4"/>lamda11 = 1</text:p>
      <text:p text:style-name="P54"><text:s text:c="4"/>lamda22 = 1</text:p>
      <text:p text:style-name="P54"><text:s text:c="4"/>lamda12 = 0</text:p>
      <text:p text:style-name="P54"><text:s text:c="4"/>lamda21 = 0</text:p>
      <text:p text:style-name="P54"><text:s text:c="4"/>t21 = 0</text:p>
      <text:p text:style-name="P54"><text:s text:c="4"/>t22 = 0</text:p>
      <text:p text:style-name="P54"><text:s text:c="4"/>while b != 0:</text:p>
      <text:p text:style-name="P54"><text:s text:c="8"/>q = int(a / b)</text:p>
      <text:p text:style-name="P54"><text:s text:c="8"/>r = a % b</text:p>
      <text:p text:style-name="P54"><text:s text:c="8"/>a = b</text:p>
      <text:p text:style-name="P54"><text:s text:c="8"/>b = r</text:p>
      <text:p text:style-name="P54"><text:s text:c="8"/>t21 = lamda21</text:p>
      <text:p text:style-name="P54"><text:soft-page-break/><text:s text:c="8"/>t22 = lamda22</text:p>
      <text:p text:style-name="P54"><text:s text:c="8"/>lamda21 = lamda11 - q * lamda21</text:p>
      <text:p text:style-name="P54"><text:s text:c="8"/>lamda22 = lamda12 - q * lamda22</text:p>
      <text:p text:style-name="P54"><text:s text:c="8"/>lamda11 = t21</text:p>
      <text:p text:style-name="P54"><text:s text:c="8"/>lamda12 = t22</text:p>
      <text:p text:style-name="P54"><text:s text:c="4"/>#print (abs(a))</text:p>
      <text:p text:style-name="P54"><text:s text:c="4"/>#print (lamda11)</text:p>
      <text:p text:style-name="P54"><text:s text:c="4"/>#print (lamda12)</text:p>
      <text:p text:style-name="P54"><text:s text:c="4"/>return lamda11, lamda12</text:p>
      <text:p text:style-name="P54"><text:s text:c="4"/></text:p>
      <text:p text:style-name="P54">def inverse(c, inp, N):</text:p>
      <text:p text:style-name="P54"><text:s text:c="4"/>#print("")</text:p>
      <text:p text:style-name="P54"><text:s text:c="4"/>Alph, Beta = extendedeuc(c, N)</text:p>
      <text:p text:style-name="P54"><text:s text:c="4"/>#print(Alph, "\n")</text:p>
      <text:p text:style-name="P54"><text:s text:c="4"/>inv = Alph % N #Ensures value is low enough to use</text:p>
      <text:p text:style-name="P54"><text:s text:c="4"/>#print(inv)</text:p>
      <text:p text:style-name="P54"><text:s text:c="4"/>#print("\n")</text:p>
      <text:p text:style-name="P54"><text:s text:c="4"/>return (pow(inv, -inp, N))</text:p>
      <text:p text:style-name="P54"><text:s text:c="4"/></text:p>
      <text:p text:style-name="P54">eA = 2064502724322065619610920801703770332444544578216378001086293531541437374183762889883952350512303123079541900923236233763161664622129759456230282585413446407867738585722011359806614520232070965281852076618382612714679676252453566235434477739937086238884216665488842132820363214479571428652601988484224495946375721070361900809019329649759575762397833605938043186770042654743067422241477268365617031178172027178755693566409032818917422094610812754447975895865178682453225583191912212367134587486285799782155109152944427348690163315056825740636659649124179137271843769782829849167189203185398850604993866726625112631363</text:p>
      <text:p text:style-name="P54">eB = 345876628472173658667827209598382151105659756356047916616789608178750837186397400300720629651340906876883086914495035331197886605204006436370260001522881159036935864943407229927853909159622840262574082310844414506912374854901914383942533751831444966354228432405145711811352973922639155549967535687324229764372344162085165004285404573177532292355481437060424009838888577080364530392886743183323043816768429349194326761737705660684396204279082233532281958218079492085884478114686098035666343747253331397342623111000982654071759143224287261895337445430397635372322031624510827582994475842436489318181834008077000862716</text:p>
      <text:p text:style-name="P54">cA = 599595716443335281998311836057824471423872949240946858680326885165189798248960569757894506358411805849585756670489287378663084704040194999917555981780947347168038953586881042265439088817588061113649282685562685793490922993153055756402440331270258091628957614506114564171089877371669425927413409680720072212671386711718210703493452595971294376452211824154369667228880216368587635945779792347<text:soft-page-break/>579255888106682362545743068441745513171129264302343262741956564684731698919731241320987319631379148776964502682709221865993042999911089876791270600102273290388573803610119258785910206047147140049692741145838272637793573255535</text:p>
      <text:p text:style-name="P54">cB = 2770835070150439572361533458323853323331135769889806688952647723143090100332051468165048542378394448963218541675902047035925067679296545656936804088767980103951194340741696655103629403946052706547893699470917118074151642535282745768975138916426158727962237119890937352175934340987683034250582715361270008618676286594711314192182238464819951042936453477966710596316628687230956133831756510575129966303624319409792343130059271611653561066928057558199354900277398160189613164209414757242894166135226111274887275728717755076389566803028116652956415673871044558606548743531525162718902734213942283806624617372725072274578</text:p>
      <text:p text:style-name="P54">N = 2969137743448355327270876080101054338540503259878959630250143995627090090022850067465952425419364381562376747694180021046125245916815600955902349704778606351768446238203395142552910659278295524811626878015858630283055801066768074106075626751467085779562898859072146739523803688429510424565270597342059874774779917771627069956148632281761919668380478984737940333079018716867146763647145975313498463972109605022440637990931976478053161446536228883589512353452610817258565587291176075341583042418338206367482892585691607496654425794359814148329857831356779761901706016990032962092873983791585459395968897828575512138547</text:p>
      <text:p text:style-name="P54"/>
      <text:p text:style-name="P54">(x,y) = extendedeuc(eA, eB)</text:p>
      <text:p text:style-name="P54">#print(x, "\n", y, "\n")</text:p>
      <text:p text:style-name="P54">#print("\n")</text:p>
      <text:p text:style-name="P54">#cAx = pow(cA,x, N) # Need to inverse as x is negative</text:p>
      <text:p text:style-name="P54">cBy = pow(cB,y, N)</text:p>
      <text:p text:style-name="P54">#if x &lt; 0:</text:p>
      <text:p text:style-name="P54">cAx = inverse(cA,x,N)</text:p>
      <text:p text:style-name="P54">#else:</text:p>
      <text:p text:style-name="P54"><text:s text:c="4"/>#cBy = inverse(cB,y,N)</text:p>
      <text:p text:style-name="P54"/>
      <text:p text:style-name="P54">M = cAx * cBy</text:p>
      <text:p text:style-name="P54">M = M % N</text:p>
      <text:p text:style-name="P54">print(M)</text:p>
      <text:p text:style-name="P54"/>
      <text:p text:style-name="P48">Further Explanation:</text:p>
      <text:p text:style-name="P47">Euler’s was used w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GB"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en" fo:country="GB"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12:35:09.610898842</meta:creation-date>
    <dc:date>2019-11-27T16:43:33.775163836</dc:date>
    <meta:editing-duration>PT3H27M25S</meta:editing-duration>
    <meta:editing-cycles>36</meta:editing-cycles>
    <meta:generator>LibreOffice/6.2.8.2$Linux_X86_64 LibreOffice_project/20$Build-2</meta:generator>
    <meta:document-statistic meta:table-count="0" meta:image-count="0" meta:object-count="0" meta:page-count="5" meta:paragraph-count="138" meta:word-count="1232" meta:character-count="9086" meta:non-whitespace-character-count="7786"/>
  </office:meta>
</office:document-meta>
</file>